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Hlavička">
      <style:text-properties fo:font-variant="small-caps" style:font-name="Times New Roman" fo:font-size="35pt" fo:language="cs" fo:country="CZ" fo:font-weight="bold" officeooo:rsid="0094909b" officeooo:paragraph-rsid="0094909b" style:font-name-asian="Microsoft YaHei" style:font-size-asian="35pt" style:font-name-complex="Lucida Sans" style:font-size-complex="35pt"/>
    </style:style>
    <style:style style:name="P3" style:family="paragraph" style:parent-style-name="text">
      <style:text-properties officeooo:paragraph-rsid="00340841"/>
    </style:style>
    <style:style style:name="P4" style:family="paragraph" style:parent-style-name="text">
      <style:text-properties style:font-name="Times New Roman" fo:language="cs" fo:country="CZ" officeooo:rsid="009257eb" officeooo:paragraph-rsid="009257eb" style:font-size-asian="10.5pt"/>
    </style:style>
    <style:style style:name="P5" style:family="paragraph" style:parent-style-name="text">
      <style:text-properties officeooo:paragraph-rsid="009de7c1"/>
    </style:style>
    <style:style style:name="P6" style:family="paragraph" style:parent-style-name="Standard">
      <style:text-properties style:font-name="Times New Roman" fo:language="cs" fo:country="CZ" officeooo:rsid="009257eb" officeooo:paragraph-rsid="009bffc6" style:font-size-asian="10.5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officeooo:paragraph-rsid="009bffc6"/>
    </style:style>
    <style:style style:name="P8" style:family="paragraph" style:parent-style-name="Standard">
      <style:paragraph-properties fo:margin-left="0in" fo:margin-right="0in" fo:line-height="150%" fo:text-align="justify" style:justify-single-word="false" fo:text-indent="0.1972in" style:auto-text-indent="false" fo:break-before="page"/>
      <style:text-properties officeooo:paragraph-rsid="009bffc6"/>
    </style:style>
    <style:style style:name="P9" style:family="paragraph" style:parent-style-name="text" style:list-style-name="L1">
      <style:text-properties fo:language="cs" fo:country="CZ" officeooo:rsid="0078583c" officeooo:paragraph-rsid="0078583c"/>
    </style:style>
    <style:style style:name="P10" style:family="paragraph" style:parent-style-name="text" style:list-style-name="L1">
      <style:text-properties fo:language="cs" fo:country="CZ" officeooo:rsid="00763b50" officeooo:paragraph-rsid="005bcf18"/>
    </style:style>
    <style:style style:name="P11" style:family="paragraph" style:parent-style-name="text" style:list-style-name="L1">
      <style:text-properties fo:language="cs" fo:country="CZ" officeooo:rsid="00116acc" officeooo:paragraph-rsid="00116acc"/>
    </style:style>
    <style:style style:name="P12" style:family="paragraph" style:parent-style-name="text" style:list-style-name="L1">
      <style:text-properties fo:language="cs" fo:country="CZ" officeooo:rsid="00116acc" officeooo:paragraph-rsid="0019cb4d"/>
    </style:style>
    <style:style style:name="P13" style:family="paragraph" style:parent-style-name="text" style:list-style-name="L1">
      <style:text-properties fo:language="cs" fo:country="CZ" officeooo:rsid="005356c7" officeooo:paragraph-rsid="00552fcb"/>
    </style:style>
    <style:style style:name="P14" style:family="paragraph" style:parent-style-name="text" style:list-style-name="L1">
      <style:text-properties fo:language="cs" fo:country="CZ" officeooo:rsid="00956e66" officeooo:paragraph-rsid="00956e66"/>
    </style:style>
    <style:style style:name="P15" style:family="paragraph" style:parent-style-name="text" style:list-style-name="L1">
      <style:text-properties fo:language="cs" fo:country="CZ" officeooo:rsid="0098043a" officeooo:paragraph-rsid="0098043a"/>
    </style:style>
    <style:style style:name="P16" style:family="paragraph" style:parent-style-name="text" style:list-style-name="L1">
      <style:text-properties fo:language="cs" fo:country="CZ" officeooo:rsid="00961992" officeooo:paragraph-rsid="00961992"/>
    </style:style>
    <style:style style:name="P17" style:family="paragraph" style:parent-style-name="text" style:list-style-name="L1">
      <style:text-properties fo:language="cs" fo:country="CZ" officeooo:rsid="005f4d3c" officeooo:paragraph-rsid="005f4d3c"/>
    </style:style>
    <style:style style:name="P18" style:family="paragraph" style:parent-style-name="text" style:list-style-name="L1">
      <style:text-properties fo:language="cs" fo:country="CZ" officeooo:rsid="009204d8" officeooo:paragraph-rsid="009204d8"/>
    </style:style>
    <style:style style:name="P19" style:family="paragraph" style:parent-style-name="text" style:list-style-name="L1">
      <style:text-properties fo:language="cs" fo:country="CZ" officeooo:rsid="009bffc6" officeooo:paragraph-rsid="009c82aa"/>
    </style:style>
    <style:style style:name="P20" style:family="paragraph" style:parent-style-name="text" style:list-style-name="L1">
      <style:text-properties fo:language="cs" fo:country="CZ" officeooo:rsid="0036e70b" officeooo:paragraph-rsid="0036e70b"/>
    </style:style>
    <style:style style:name="P21" style:family="paragraph" style:parent-style-name="text" style:list-style-name="L1">
      <style:text-properties fo:language="cs" fo:country="CZ" officeooo:rsid="00788191" officeooo:paragraph-rsid="00788191"/>
    </style:style>
    <style:style style:name="P22" style:family="paragraph" style:parent-style-name="text" style:list-style-name="L1">
      <style:text-properties fo:language="cs" fo:country="CZ" officeooo:rsid="009a6208" officeooo:paragraph-rsid="009a6208"/>
    </style:style>
    <style:style style:name="P23" style:family="paragraph" style:parent-style-name="text" style:list-style-name="L1">
      <style:text-properties fo:language="cs" fo:country="CZ"/>
    </style:style>
    <style:style style:name="P24" style:family="paragraph" style:parent-style-name="text" style:list-style-name="L1">
      <style:text-properties fo:language="cs" fo:country="CZ" officeooo:rsid="007c3815" officeooo:paragraph-rsid="005d6ed8"/>
    </style:style>
    <style:style style:name="P25" style:family="paragraph" style:parent-style-name="text" style:list-style-name="L1">
      <style:text-properties fo:language="cs" fo:country="CZ" officeooo:rsid="0019cb4d" officeooo:paragraph-rsid="0019cb4d"/>
    </style:style>
    <style:style style:name="P26" style:family="paragraph" style:parent-style-name="text" style:list-style-name="L1">
      <style:text-properties fo:language="cs" fo:country="CZ" officeooo:rsid="0066dd43" officeooo:paragraph-rsid="0066dd43"/>
    </style:style>
    <style:style style:name="P27" style:family="paragraph" style:parent-style-name="text" style:list-style-name="L1">
      <style:text-properties fo:language="cs" fo:country="CZ" officeooo:rsid="00130026" officeooo:paragraph-rsid="00130026"/>
    </style:style>
    <style:style style:name="P28" style:family="paragraph" style:parent-style-name="text" style:list-style-name="L1">
      <style:text-properties fo:language="cs" fo:country="CZ" officeooo:rsid="0098a681" officeooo:paragraph-rsid="0098a681"/>
    </style:style>
    <style:style style:name="P29" style:family="paragraph" style:parent-style-name="text" style:list-style-name="L1">
      <style:text-properties fo:language="cs" fo:country="CZ" officeooo:rsid="0098a681" officeooo:paragraph-rsid="00993258"/>
    </style:style>
    <style:style style:name="P30" style:family="paragraph" style:parent-style-name="text" style:list-style-name="L1">
      <style:text-properties fo:language="cs" fo:country="CZ" officeooo:rsid="00993258" officeooo:paragraph-rsid="00993258"/>
    </style:style>
    <style:style style:name="P31" style:family="paragraph" style:parent-style-name="text" style:list-style-name="L1">
      <style:text-properties fo:language="cs" fo:country="CZ" officeooo:rsid="001a0098" officeooo:paragraph-rsid="001a0098"/>
    </style:style>
    <style:style style:name="P32" style:family="paragraph" style:parent-style-name="text" style:list-style-name="L1">
      <style:text-properties fo:language="cs" fo:country="CZ" officeooo:rsid="006d65ba" officeooo:paragraph-rsid="006d65ba"/>
    </style:style>
    <style:style style:name="P33" style:family="paragraph" style:parent-style-name="text" style:list-style-name="L2">
      <style:text-properties fo:language="cs" fo:country="CZ" officeooo:rsid="009d1fd8" officeooo:paragraph-rsid="009d1fd8"/>
    </style:style>
    <style:style style:name="P34" style:family="paragraph" style:parent-style-name="text" style:list-style-name="L2">
      <style:text-properties fo:language="cs" fo:country="CZ" officeooo:rsid="009d8ffc" officeooo:paragraph-rsid="009d8ffc"/>
    </style:style>
    <style:style style:name="P35" style:family="paragraph" style:parent-style-name="text" style:list-style-name="L1">
      <style:text-properties fo:language="cs" fo:country="CZ" officeooo:rsid="009f7f30" officeooo:paragraph-rsid="009f7f30"/>
    </style:style>
    <style:style style:name="P36" style:family="paragraph" style:parent-style-name="text" style:list-style-name="L1">
      <style:text-properties style:font-name="Times New Roman" fo:language="cs" fo:country="CZ" officeooo:rsid="0098043a" officeooo:paragraph-rsid="0098043a" style:font-size-asian="10.5pt"/>
    </style:style>
    <style:style style:name="P37" style:family="paragraph" style:parent-style-name="text" style:list-style-name="L1">
      <style:text-properties style:font-name="Times New Roman" fo:language="cs" fo:country="CZ" officeooo:rsid="0098a681" officeooo:paragraph-rsid="0098a681" style:font-size-asian="10.5pt"/>
    </style:style>
    <style:style style:name="P38" style:family="paragraph" style:parent-style-name="text" style:list-style-name="L1">
      <style:text-properties style:font-name="Times New Roman" fo:language="cs" fo:country="CZ" officeooo:rsid="009a6208" officeooo:paragraph-rsid="009a6208" style:font-size-asian="10.5pt"/>
    </style:style>
    <style:style style:name="T1" style:family="text">
      <style:text-properties officeooo:rsid="001a5e8f"/>
    </style:style>
    <style:style style:name="T2" style:family="text">
      <style:text-properties officeooo:rsid="00282615"/>
    </style:style>
    <style:style style:name="T3" style:family="text">
      <style:text-properties style:font-name="Times New Roman" fo:language="cs" fo:country="CZ" officeooo:rsid="001f999d" style:font-size-asian="10.5pt"/>
    </style:style>
    <style:style style:name="T4" style:family="text">
      <style:text-properties style:font-name="Times New Roman" fo:language="cs" fo:country="CZ" officeooo:rsid="00340841" style:font-size-asian="10.5pt"/>
    </style:style>
    <style:style style:name="T5" style:family="text">
      <style:text-properties style:font-name="Times New Roman" fo:language="cs" fo:country="CZ" officeooo:rsid="0076b954" style:font-size-asian="10.5pt"/>
    </style:style>
    <style:style style:name="T6" style:family="text">
      <style:text-properties style:font-name="Times New Roman" fo:language="cs" fo:country="CZ" officeooo:rsid="009de7c1" style:font-size-asian="10.5pt"/>
    </style:style>
    <style:style style:name="T7" style:family="text">
      <style:text-properties fo:language="cs" fo:country="CZ"/>
    </style:style>
    <style:style style:name="T8" style:family="text">
      <style:text-properties officeooo:rsid="008ea392"/>
    </style:style>
    <style:style style:name="T9" style:family="text">
      <style:text-properties officeooo:rsid="00961992"/>
    </style:style>
    <style:style style:name="T10" style:family="text">
      <style:text-properties officeooo:rsid="0098043a"/>
    </style:style>
    <style:style style:name="T11" style:family="text">
      <style:text-properties officeooo:rsid="0098a681"/>
    </style:style>
    <style:style style:name="T12" style:family="text">
      <style:text-properties officeooo:rsid="00993258"/>
    </style:style>
    <style:style style:name="T13" style:family="text">
      <style:text-properties officeooo:rsid="009a6208"/>
    </style:style>
    <style:style style:name="T14" style:family="text">
      <style:text-properties style:use-window-font-color="true" style:text-underline-style="none"/>
    </style:style>
    <style:style style:name="T15" style:family="text">
      <style:text-properties officeooo:rsid="009bffc6"/>
    </style:style>
    <style:style style:name="T16" style:family="text">
      <style:text-properties fo:color="#c9211e"/>
    </style:style>
    <style:style style:name="T17" style:family="text">
      <style:text-properties fo:color="#c9211e" officeooo:rsid="009bffc6"/>
    </style:style>
    <style:style style:name="T18" style:family="text">
      <style:text-properties fo:color="#c9211e" officeooo:rsid="009c82aa"/>
    </style:style>
    <style:style style:name="T19" style:family="text">
      <style:text-properties officeooo:rsid="009c82aa"/>
    </style:style>
    <style:style style:name="T20" style:family="text">
      <style:text-properties officeooo:rsid="009d1fd8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omain Rolland</text:p>
      <text:h text:style-name="P1" text:outline-level="1">Petr a Lucie</text:h>
      <text:list xml:id="list403231848" text:style-name="L1">
        <text:list-item>
          <text:p text:style-name="P9"/>
          <text:list>
            <text:list-item>
              <text:p text:style-name="P10"><text:span text:style-name="T10">Próza; </text:span>lyrickoepická novela</text:p>
              <text:list>
                <text:list-item>
                  <text:p text:style-name="P9">kratší žánr, poutavý příběh, <text:span text:style-name="T8">pointa, vývoj postav</text:span></text:p>
                </text:list-item>
              </text:list>
            </text:list-item>
            <text:list-item>
              <text:p text:style-name="P11">Téma <text:span text:style-name="T2">a motivy</text:span></text:p>
              <text:list>
                <text:list-item>
                  <text:p text:style-name="P13">obecně</text:p>
                  <text:list>
                    <text:list-item>
                      <text:p text:style-name="P14">láska; válka</text:p>
                    </text:list-item>
                    <text:list-item>
                      <text:p text:style-name="P14">náčrty obrazů</text:p>
                    </text:list-item>
                    <text:list-item>
                      <text:p text:style-name="P14">továrna na zbraně</text:p>
                    </text:list-item>
                    <text:list-item>
                      <text:p text:style-name="P15">setkání v metru</text:p>
                    </text:list-item>
                    <text:list-item>
                      <text:p text:style-name="P15">nálety</text:p>
                    </text:list-item>
                    <text:list-item>
                      <text:p text:style-name="P14">čekání na <text:span text:style-name="T9">tramvaj; </text:span><text:span text:style-name="T12">společné procházky</text:span></text:p>
                    </text:list-item>
                    <text:list-item>
                      <text:p text:style-name="P16">bohatší měšťanská rodina <text:span text:style-name="T10">Petra</text:span> / <text:span text:style-name="T10">chudoba Lucie</text:span></text:p>
                    </text:list-item>
                    <text:list-item>
                      <text:p text:style-name="P15">rozjímání nad životem, válkou</text:p>
                    </text:list-item>
                    <text:list-item>
                      <text:p text:style-name="P15">zasnoubení</text:p>
                    </text:list-item>
                    <text:list-item>
                      <text:p text:style-name="P15">osudová návštěva kostela v závěru</text:p>
                    </text:list-item>
                    <text:list-item>
                      <text:p text:style-name="P35">Pointa: Láska je důležitější než válka.</text:p>
                    </text:list-item>
                  </text:list>
                </text:list-item>
              </text:list>
            </text:list-item>
            <text:list-item>
              <text:p text:style-name="P17">zasazení výňatku</text:p>
              <text:list>
                <text:list-item>
                  <text:p text:style-name="P18"><text:s/><text:span text:style-name="T15">Konec díla</text:span></text:p>
                </text:list-item>
                <text:list-item>
                  <text:p text:style-name="P19">na zelený čtvrtek</text:p>
                </text:list-item>
                <text:list-item>
                  <text:p text:style-name="P19">dialog Petra a <text:span text:style-name="T19">Lucie</text:span></text:p>
                </text:list-item>
              </text:list>
            </text:list-item>
            <text:list-item>
              <text:p text:style-name="P20">časoprostor</text:p>
              <text:list>
                <text:list-item>
                  <text:p text:style-name="P36">Paříž v průběhu první světové války (30. ledna až 29. března 1918)</text:p>
                </text:list-item>
              </text:list>
            </text:list-item>
            <text:list-item>
              <text:p text:style-name="P12">kompozice</text:p>
              <text:list>
                <text:list-item>
                  <text:list>
                    <text:list-item>
                      <text:p text:style-name="P21">chronologicky</text:p>
                    </text:list-item>
                    <text:list-item>
                      <text:p text:style-name="P15">významné úniky z děje do Petrova rozjímání nebo do hovoru s Lucií</text:p>
                    </text:list-item>
                    <text:list-item>
                      <text:p text:style-name="P15">členěno do patnácti oddílů bez nadpisů, pouze zvýrazněna první slova v nich</text:p>
                    </text:list-item>
                    <text:list-item>
                      <text:p text:style-name="P22">v závěru Petr recituje báseň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s/></text:p>
          <text:list>
            <text:list-item>
              <text:p text:style-name="P11">vypravěč:</text:p>
              <text:list>
                <text:list-item>
                  <text:p text:style-name="P24"><text:span text:style-name="T10">méně</text:span> zastoupen, <text:span text:style-name="T10">er forma</text:span></text:p>
                </text:list-item>
              </text:list>
            </text:list-item>
            <text:list-item>
              <text:p text:style-name="P25">vyprávěcí způsoby, typy promluv</text:p>
              <text:list>
                <text:list-item>
                  <text:p text:style-name="P37">přímá řeč, často vyjadřovány myšlenky postav (pomocí vypravěče i myšlenou řečí)</text:p>
                </text:list-item>
                <text:list-item>
                  <text:p text:style-name="P26">dialogy, <text:span text:style-name="T11">rozjímání</text:span></text:p>
                </text:list-item>
              </text:list>
            </text:list-item>
            <text:list-item>
              <text:p text:style-name="P27">postavy</text:p>
              <text:list>
                <text:list-item>
                  <text:p text:style-name="P28">Petr</text:p>
                  <text:list>
                    <text:list-item>
                      <text:p text:style-name="P28">osmnáctiletý mladík</text:p>
                    </text:list-item>
                    <text:list-item>
                      <text:p text:style-name="P28">z bohatší měšťanské rodiny</text:p>
                    </text:list-item>
                    <text:list-item>
                      <text:p text:style-name="P30">student</text:p>
                    </text:list-item>
                    <text:list-item>
                      <text:p text:style-name="P29">Otec – právník</text:p>
                    </text:list-item>
                    <text:list-item>
                      <text:p text:style-name="P28">Matka – hluboce věřící</text:p>
                    </text:list-item>
                    <text:list-item>
                      <text:p text:style-name="P28">v průběhu díla prochází vývojem</text:p>
                      <text:list>
                        <text:list-item>
                          <text:p text:style-name="P28">Zamiluje se do Lucie</text:p>
                        </text:list-item>
                        <text:list-item>
                          <text:p text:style-name="P28">uzavře se před ostatníma (hlavně před Filipem)</text:p>
                        </text:list-item>
                      </text:list>
                    </text:list-item>
                    <text:list-item>
                      <text:p text:style-name="P28">Snaha získat si Lucii</text:p>
                    </text:list-item>
                    <text:list-item>
                      <text:p text:style-name="P30"><text:soft-page-break/>těsně před nástupem na vojnu</text:p>
                    </text:list-item>
                    <text:list-item>
                      <text:p text:style-name="P22">nechápe válku; částečně si idealizuje svět</text:p>
                    </text:list-item>
                  </text:list>
                </text:list-item>
                <text:list-item>
                  <text:p text:style-name="P30">Lucie</text:p>
                  <text:list>
                    <text:list-item>
                      <text:p text:style-name="P30">půvabná dívka</text:p>
                    </text:list-item>
                    <text:list-item>
                      <text:p text:style-name="P30">z chudší neúplné rodiny <text:span text:style-name="T13">(musí se postarat sama o sebe → zkreslení pohledu na svět)</text:span></text:p>
                    </text:list-item>
                    <text:list-item>
                      <text:p text:style-name="P30">zamilovaná do Petra</text:p>
                    </text:list-item>
                    <text:list-item>
                      <text:p text:style-name="P30">Ze začátku to ale na sobě nenechá zdát, poté se mu otevře</text:p>
                    </text:list-item>
                    <text:list-item>
                      <text:p text:style-name="P30">Maluje pro peníze i když jí to úplně nejde</text:p>
                    </text:list-item>
                  </text:list>
                </text:list-item>
                <text:list-item>
                  <text:p text:style-name="P30">Lucčina matka</text:p>
                  <text:list>
                    <text:list-item>
                      <text:p text:style-name="P30">pracuje v továrně na zbraně</text:p>
                    </text:list-item>
                    <text:list-item>
                      <text:p text:style-name="P30">v průběhu děje si najde milence a otěhotní s ním</text:p>
                      <text:list>
                        <text:list-item>
                          <text:p text:style-name="P30">zdrcující pro Lucii</text:p>
                        </text:list-item>
                      </text:list>
                    </text:list-item>
                  </text:list>
                </text:list-item>
                <text:list-item>
                  <text:p text:style-name="P30">Filip</text:p>
                  <text:list>
                    <text:list-item>
                      <text:p text:style-name="P30">Petrův starší bratr</text:p>
                      <text:list>
                        <text:list-item>
                          <text:p text:style-name="P30">dříve spolu měli těsný vztah (Petr k němu vzhlížel)</text:p>
                        </text:list-item>
                      </text:list>
                    </text:list-item>
                    <text:list-item>
                      <text:p text:style-name="P30">povolán do války, což mu změnilo osobnost – uzavřel se, dospěl</text:p>
                    </text:list-item>
                  </text:list>
                </text:list-item>
                <text:list-item>
                  <text:p text:style-name="P22">Autor se v úvahách snaží poukázat na nesmyslnost války v kontrastu s láskou.</text:p>
                </text:list-item>
              </text:list>
            </text:list-item>
          </text:list>
        </text:list-item>
        <text:list-item>
          <text:p text:style-name="P31"><text:span text:style-name="T1">jazykové prostředky</text:span> </text:p>
          <text:list>
            <text:list-item>
              <text:list>
                <text:list-item>
                  <text:p text:style-name="P38">spisovný jazyk (spíše moderní)</text:p>
                </text:list-item>
                <text:list-item>
                  <text:p text:style-name="P38">krátké zvolací věty; řečnické otázky v úvahách</text:p>
                </text:list-item>
                <text:list-item>
                  <text:p text:style-name="P38">zvolání</text:p>
                </text:list-item>
              </text:list>
            </text:list-item>
          </text:list>
        </text:list-item>
        <text:list-item>
          <text:p text:style-name="P32">Auto<text:span text:style-name="T20">r - Romain Rolland</text:span></text:p>
        </text:list-item>
      </text:list>
      <text:list xml:id="list2697164277" text:style-name="L2">
        <text:list-item>
          <text:list>
            <text:list-item>
              <text:p text:style-name="P33">Francouzský autor</text:p>
            </text:list-item>
            <text:list-item>
              <text:p text:style-name="P33">Vliv válečných prožitků – snaha poukázat na zbytečnost a utrpení, tím zabránit dalším válkám</text:p>
            </text:list-item>
            <text:list-item>
              <text:p text:style-name="P33">Pacifistické postoje</text:p>
            </text:list-item>
            <text:list-item>
              <text:p text:style-name="P33">profesorem dějin hudby na Sorboně</text:p>
            </text:list-item>
            <text:list-item>
              <text:p text:style-name="P34">hrdinové s čistým pohledem a srdcem</text:p>
            </text:list-item>
            <text:list-item>
              <text:p text:style-name="P33">Dramatik</text:p>
              <text:list>
                <text:list-item>
                  <text:p text:style-name="P33">trilogie Divadlo revoluce: Vlci; Danton; Čtrnáctý červenec</text:p>
                </text:list-item>
              </text:list>
            </text:list-item>
            <text:list-item>
              <text:p text:style-name="P33">Auto životopisů</text:p>
              <text:list>
                <text:list-item>
                  <text:p text:style-name="P33">Život Beethovenův</text:p>
                </text:list-item>
                <text:list-item>
                  <text:p text:style-name="P33">Mahátma Gándhí</text:p>
                </text:list-item>
              </text:list>
            </text:list-item>
            <text:list-item>
              <text:p text:style-name="P34">žánr román-řeka</text:p>
            </text:list-item>
            <text:list-item>
              <text:p text:style-name="P34">cyklus románů Jan Kryštof</text:p>
            </text:list-item>
            <text:list-item>
              <text:p text:style-name="P34"/>
            </text:list-item>
          </text:list>
        </text:list-item>
      </text:list>
      <text:p text:style-name="P3"><text:span text:style-name="T3">ZDROJE:</text:span><text:span text:style-name="T7"> </text:span></text:p>
      <text:p text:style-name="P3"><text:span text:style-name="T6">ROLLAND</text:span><text:span text:style-name="T4">, </text:span><text:span text:style-name="T6">Romain</text:span><text:span text:style-name="T4">. </text:span><text:span text:style-name="T6">Petr a Lucie</text:span><text:span text:style-name="T4"> [online]. V MKP 1. vyd. Praha : Městská</text:span></text:p>
      <text:p text:style-name="P3"><text:span text:style-name="T4">knihovna v Praze, 201</text:span><text:span text:style-name="T6">8</text:span><text:span text:style-name="T4"> </text:span><text:span text:style-name="T5">[2020-0</text:span><text:span text:style-name="T6">3</text:span><text:span text:style-name="T5">-</text:span><text:span text:style-name="T6">31</text:span><text:span text:style-name="T5">]</text:span><text:span text:style-name="T4"> Dostupné z WWW:</text:span></text:p>
      <text:p text:style-name="P5"><text:span text:style-name="T4">&lt;</text:span><text:a xlink:type="simple" xlink:href="https://web2.mlp.cz/koweb/00/04/40/96/17/petr_a_lucie.pdf" text:style-name="Internet_20_link" text:visited-style-name="Visited_20_Internet_20_Link">https://web2.mlp.cz/koweb/00/04/40/96/17/petr_a_lucie.pdf</text:a><text:span text:style-name="T4">&gt;.</text:span></text:p>
      <text:p text:style-name="P4">Vlastní zápisky</text:p>
      <text:p text:style-name="P8">„Proč se máme tak velice rádi? <text:span text:style-name="T17">[řečnická otázka]</text:span>“ zeptal se Petr.</text:p>
      <text:p text:style-name="P7">„Ach Petře, jistě mě nemáš rád velice<text:span text:style-name="T16"> </text:span><text:span text:style-name="T17">[obrácený slovosled]</text:span>, když se ptáš proč.“</text:p>
      <text:p text:style-name="P7">„Ptám se proto, abych od tebe slyšel to, co vím stejně dobře jako ty.“</text:p>
      <text:p text:style-name="P7">„Ty chceš, abych tě chválila, abych ti řekla, proč tě mám ráda. Ale toho se nedočkáš, neboť víš-li ty, proč tě mám ráda, já to nevím.“</text:p>
      <text:p text:style-name="P7">„Ty to nevíš?“ zaraženě se zeptal Petr.</text:p>
      <text:p text:style-name="P7">„Nevím! (V duchu se zasmála.) Naprosto to nepotřebuji vědět. Ptáme-li se, proč je to nebo ono, znamená to, že si tím nejsme jisti a že je to špatné. <text:s/>Teď, když miluji, neznám již žádné proč! Již žádné kde, neboť, nebo, jak! Má <text:a xlink:type="simple" xlink:href="javascript:void(0)" text:style-name="Internet_20_link" text:visited-style-name="Visited_20_Internet_20_Link"><text:span text:style-name="T14">láska</text:span></text:a> prostě je, opravdu je. Na ostatním mi nezáleží.“</text:p>
      <text:p text:style-name="P7">Jejich tváře se políbily. Déšť toho využil <text:span text:style-name="T18">[personifikace]</text:span>, vklouzl pod nemotorný deštník a poškádlil je svými prsty po vlasech a po lících; jejich semknuté rty vsály studenou kapičku.</text:p>
      <text:p text:style-name="P7">Petr řekl: „Ale co ti ostatní?“</text:p>
      <text:p text:style-name="P7">„Kteří ostatní?“ <text:span text:style-name="T18">[větný ekvivalent]</text:span></text:p>
      <text:p text:style-name="P7">„Ti ubožáci,“ odpověděl Petr. „Všichni ti, kteří nejsou námi?“</text:p>
      <text:p text:style-name="P7">„Ať dělají totéž co my. Ať <text:a xlink:type="simple" xlink:href="javascript:void(0)" text:style-name="Internet_20_link" text:visited-style-name="Visited_20_Internet_20_Link"><text:span text:style-name="T14">milují</text:span></text:a>!“ <text:span text:style-name="T18">[zvolání]</text:span></text:p>
      <text:p text:style-name="P7">„A nejsou milováni! To, Lucie, <text:a xlink:type="simple" xlink:href="javascript:void(0)" text:style-name="Internet_20_link" text:visited-style-name="Visited_20_Internet_20_Link"><text:span text:style-name="T14">nemůže</text:span></text:a> každý.“</text:p>
      <text:p text:style-name="P7">„I může!“</text:p>
      <text:p text:style-name="P7">„Nemůže Lucie. Neznáš cenu daru, který mi dáváš.“</text:p>
      <text:p text:style-name="P7">„Dávat své srdce lásce, své rty milenci, to je přece totéž jako dávat oči světlu; <text:span text:style-name="T18">[přirovnaní]</text:span> to není dávání, to je braní.“</text:p>
      <text:p text:style-name="P7">„Ale mnozí lidé jsou slepci <text:span text:style-name="T18">[metonymie]</text:span>.“</text:p>
      <text:p text:style-name="P7">„My je nevyléčíme, Petříčku. Dívejme se místo nich!“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obyčejné" style:font-family-generic="roman" style:font-pitch="variable"/>
    <style:font-face style:name="Arial" svg:font-family="Arial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 style:writing-mode="page"/>
      <style:text-properties style:font-name="Arial" fo:font-family="Arial" style:font-style-name="obyčejné" style:font-family-generic="swiss" style:font-pitch="variable" fo:font-size="28pt" fo:font-weight="normal" fo:background-color="transparent" style:font-size-asian="28pt" style:font-weight-asian="bold" style:font-size-complex="28pt" style:font-weight-complex="normal"/>
    </style:style>
    <style:style style:name="Hlavička" style:family="paragraph" style:parent-style-name="Heading" style:next-style-name="Nadpis1" style:master-page-name="">
      <loext:graphic-properties draw:fill="none" draw:fill-color="#729fcf"/>
      <style:paragraph-properties fo:margin-top="0.0783in" fo:margin-bottom="0.0783in" loext:contextual-spacing="true" fo:text-align="center" style:justify-single-word="false" style:page-number="auto" fo:background-color="transparent" style:shadow="none" style:writing-mode="page">
        <style:tab-stops/>
      </style:paragraph-properties>
      <style:text-properties fo:font-variant="small-caps" style:font-name="Times New Roman" fo:font-family="'Times New Roman'" style:font-style-name="obyčejné" style:font-family-generic="roman" style:font-pitch="variable" fo:font-size="36pt" fo:font-weight="bold"/>
    </style:style>
    <style:style style:name="Nadpis1" style:family="paragraph" style:parent-style-name="Hlavička" style:next-style-name="text" style:master-page-name="">
      <style:paragraph-properties fo:margin-top="0.1965in" fo:margin-bottom="0.0783in" loext:contextual-spacing="true" style:page-number="auto" style:shadow="none" style:writing-mode="page"/>
      <style:text-properties fo:text-transform="capitalize" fo:font-size="26pt"/>
    </style:style>
    <style:style style:name="Nadpis2" style:family="paragraph" style:parent-style-name="Nadpis1" style:next-style-name="text" style:master-page-name="">
      <style:paragraph-properties fo:margin-top="0.1374in" fo:margin-bottom="0.0398in" loext:contextual-spacing="true" fo:text-align="start" style:justify-single-word="false" style:page-number="auto" style:writing-mode="page"/>
      <style:text-properties fo:font-variant="normal" fo:text-transform="none" fo:font-size="22pt"/>
    </style:style>
    <style:style style:name="text" style:family="paragraph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" fo:font-family="'Times New Roman'" style:font-style-name="obyčejné" style:font-family-generic="roman" style:font-pitch="variable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4-03T19:36:35.122000000</meta:creation-date>
    <dc:date>2020-04-01T16:45:36.015735456</dc:date>
    <meta:editing-duration>PT21H7M32S</meta:editing-duration>
    <meta:editing-cycles>67</meta:editing-cycles>
    <meta:generator>LibreOffice/6.4.2.2$Linux_X86_64 LibreOffice_project/40$Build-2</meta:generator>
    <meta:print-date>2019-10-24T13:44:17.138776397</meta:print-date>
    <meta:document-statistic meta:table-count="0" meta:image-count="0" meta:object-count="0" meta:page-count="3" meta:paragraph-count="103" meta:word-count="678" meta:character-count="3813" meta:non-whitespace-character-count="3305"/>
  </office:meta>
</office:document-meta>
</file>